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html-templates.info/hobby-html-templates/html-shablon-sayta-kinoteatra" text:style-name="Internet_20_link" text:visited-style-name="Visited_20_Internet_20_Link">https://html-templates.info/hobby-html-templates/html-shablon-sayta-kinoteatra</text:a> </text:p>
      <text:p text:style-name="Standard"/>
      <text:p text:style-name="Standard">Кінотеатри- це чудовий спосіб провести час самому чи розважитися із дружньою компанією. Але в наш час доступна ще одна можливість переглянути улюблений фільм і при цьому не виходити з дому. Он-лайн кінотеатри надають цю можливість. З їх допомогою будь-хто може переглянути новинки кіно чи переглянути улюблені стрічки в хорошій якості на великому екрані телевізора, чи ноутбука, чи смартфона. Достатньо тільки відкрити сторінку нашого сайту і всі, що Вас цікавить, знаходиться тепер на відстані одного кліку. Приємного перегляду та позитивних емоцій.</text:p>
      <text:p text:style-name="Standard"/>
      <text:p text:style-name="Standard"/>
      <text:p text:style-name="Standard">Про нас</text:p>
      <text:p text:style-name="Standard">Онлайн кінотеатри завдячують своїй появі вебмайстрам з недавніх 2005-2006 років, коли інтернет ще оплачували за використані мегабайти. Низька швидкість інтернету, ліміт на трафік, високі ціни на послуги інтернет-провайдерів були серйозною перешкодою на шляху реалізації кіносайтів. </text:p>
      <text:p text:style-name="Standard">Але прогрес невпинно рухається вперед. Комп’ютерні технології розвиваються, безлімітні пакети доступу до інтернет стали доступними і це підштовхнуло до поширення та розвитку розважальних порталів з переглядом кінострічок. </text:p>
      <text:p text:style-name="Standard">Ми пропонуємо до перегляду все, що дозволить насолодитися красивим і якісним перекладом нашою рідною українською мовою. Будьте впевнені, що після перегляду Ви будете приємно здивовані якістю наших картин. Ми цінуємо свою аудиторію, цінуємо вашу увагу і навіть з відео низької якості ми обираємо краще. Ваші зауваження та побажання домопожуть вдосконалити сервіс та зробити більш зручним та наповненим. Приємного перегляду та позитивних емоці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6T11:06:33.349427007</meta:creation-date>
    <meta:generator>OpenOffice/4.1.7$Win32 OpenOffice.org_project/417m1$Build-9800</meta:generator>
    <dc:date>2020-05-16T17:21:27.61</dc:date>
    <meta:editing-duration>PT1H28M23S</meta:editing-duration>
    <meta:editing-cycles>3</meta:editing-cycles>
    <meta:document-statistic meta:table-count="0" meta:image-count="0" meta:object-count="0" meta:page-count="1" meta:paragraph-count="6" meta:word-count="207" meta:character-count="1583"/>
  </office:meta>
</office:document-meta>
</file>